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solid" svg:stroke-width="0.018cm" svg:stroke-color="#000000" draw:marker-end="msArrowEnd_20_5" draw:marker-end-width="0.2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18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Only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90%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loext:graphic-properties draw:fill-color="#ffffff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es" fo:country="MX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s" fo:country="MX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GB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4pt" fo:letter-spacing="normal" fo:language="es" fo:country="MX" fo:font-style="normal" style:text-underline-style="none" fo:font-weight="normal" fo:background-color="transparent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s" fo:country="MX" fo:font-style="normal" style:text-underline-style="none" fo:font-weight="normal" fo:background-color="transparent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s" fo:country="MX" fo:font-style="normal" style:text-underline-style="none" fo:font-weight="bold" fo:background-color="transparent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s" fo:country="MX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rt (Problem 036)" draw:style-name="dp1" draw:master-page-name="Title_20_Only" presentation:presentation-page-layout-name="AL1T19">
        <draw:frame draw:name="PlaceHolder 1" presentation:style-name="pr1" draw:text-style-name="P2" draw:layer="layout" svg:width="21.145cm" svg:height="2.293cm" svg:x="0cm" svg:y="0.828cm" presentation:class="title" presentation:user-transformed="true">
          <draw:text-box>
            <text:p text:style-name="P1"><text:span text:style-name="T1">Part (Problem 036)</text:span></text:p>
          </draw:text-box>
        </draw:frame>
        <draw:custom-shape draw:name="Rectángulo 2" draw:style-name="gr1" draw:text-style-name="P4" draw:layer="layout" svg:width="2.943cm" svg:height="1.286cm" svg:x="0.641cm" svg:y="9.357cm">
          <text:p text:style-name="P3"><text:span text:style-name="T2">ID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5" draw:style-name="gr2" draw:text-style-name="P5" draw:layer="layout" svg:width="1.492cm" svg:height="0.001cm" svg:x="3.586cm" svg:y="10.002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Decisión 6" draw:style-name="gr1" draw:text-style-name="P4" draw:layer="layout" svg:width="4.256cm" svg:height="2.061cm" svg:x="5.08cm" svg:y="8.97cm">
          <text:p text:style-name="P3"><text:span text:style-name="T2">START</text:span></text:p>
          <draw:enhanced-geometry draw:mirror-horizontal="false" draw:mirror-vertical="false" drawooo:sub-view-size="2 2" draw:text-areas="?f6 ?f7 ?f0 ?f1" svg:viewBox="0 0 0 0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Conector recto de flecha 8" draw:style-name="gr2" draw:text-style-name="P5" draw:layer="layout" svg:width="0.001cm" svg:height="1.674cm" svg:x="7.203cm" svg:y="11.033cm">
          <text:p/>
          <draw:enhanced-geometry draw:mirror-horizontal="tru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line draw:name="Conector recto 15" draw:style-name="gr3" draw:text-style-name="P5" draw:layer="layout" svg:x1="7.209cm" svg:y1="12.709cm" svg:x2="1.68cm" svg:y2="12.71cm">
          <text:p/>
        </draw:line>
        <draw:custom-shape draw:name="Conector recto de flecha 18" draw:style-name="gr2" draw:text-style-name="P5" draw:layer="layout" svg:width="0.001cm" svg:height="2.061cm" svg:x="1.606cm" svg:y="10.644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adroTexto 19" draw:style-name="gr4" draw:text-style-name="P2" draw:layer="layout" svg:width="1.171cm" svg:height="1.012cm" svg:x="6.468cm" svg:y="10.991cm">
          <text:p text:style-name="P6"><text:span text:style-name="T2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21" draw:style-name="gr2" draw:text-style-name="P5" draw:layer="layout" svg:width="2.127cm" svg:height="0.001cm" svg:x="9.338cm" svg:y="9.996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Elipse 22" draw:style-name="gr1" draw:text-style-name="P4" draw:layer="layout" svg:width="5.457cm" svg:height="6.034cm" svg:x="11.542cm" svg:y="7.965cm">
          <text:p text:style-name="P3"><text:span text:style-name="T3"/></text:p>
          <text:p text:style-name="P3"><text:span text:style-name="T4">j &lt;- i &lt;- k &lt;- 0</text:span></text:p>
          <text:p text:style-name="P3"><text:span text:style-name="T4">N &lt;- n</text:span></text:p>
          <text:p text:style-name="P3"><text:span text:style-name="T5">A &lt;- a</text:span></text:p>
          <text:p text:style-name="P3"><text:span text:style-name="T5">A_len &lt;- a_len</text:span></text:p>
          <text:p text:style-name="P3"><text:span text:style-name="T5">L&lt;- l</text:span></text:p>
          <text:p text:style-name="P3"><text:span text:style-name="T5">L_len &lt;- l_len</text:span></text:p>
          <text:p text:style-name="P3"><text:span text:style-name="T5">R &lt;- r</text:span></text:p>
          <text:p text:style-name="P3"><text:span text:style-name="T5">R_len &lt;- r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24" draw:style-name="gr2" draw:text-style-name="P5" draw:layer="layout" svg:width="1.499cm" svg:height="0.001cm" svg:x="17cm" svg:y="9.821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onector recto de flecha 27" draw:style-name="gr2" draw:text-style-name="P5" draw:layer="layout" svg:width="1.5cm" svg:height="0.088cm" svg:x="22.999cm" svg:y="9.911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Rectángulo 40" draw:style-name="gr1" draw:text-style-name="P4" draw:layer="layout" svg:width="3.173cm" svg:height="1.03cm" svg:x="30.013cm" svg:y="9.25cm">
          <text:p text:style-name="P3"><text:span text:style-name="T6">E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ecisión 44" draw:style-name="gr1" draw:text-style-name="P4" draw:layer="layout" svg:width="4.256cm" svg:height="2.061cm" svg:x="27.342cm" svg:y="5.531cm">
          <text:p text:style-name="P3"><text:span text:style-name="T2">START</text:span></text:p>
          <draw:enhanced-geometry draw:mirror-horizontal="false" draw:mirror-vertical="false" drawooo:sub-view-size="2 2" draw:text-areas="?f6 ?f7 ?f0 ?f1" svg:viewBox="0 0 0 0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line draw:name="Conector recto 46" draw:style-name="gr3" draw:text-style-name="P5" draw:layer="layout" svg:x1="31.6cm" svg:y1="9.249cm" svg:x2="31.601cm" svg:y2="7.965cm">
          <text:p/>
        </draw:line>
        <draw:line draw:name="Conector recto 49" draw:style-name="gr3" draw:text-style-name="P5" draw:layer="layout" svg:x1="31.6cm" svg:y1="7.965cm" svg:x2="29.471cm" svg:y2="7.966cm">
          <text:p/>
        </draw:line>
        <draw:custom-shape draw:name="Conector recto de flecha 51" draw:style-name="gr2" draw:text-style-name="P5" draw:layer="layout" svg:width="0.001cm" svg:height="0.369cm" svg:x="29.471cm" svg:y="7.592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onector angular 53" draw:style-name="gr2" draw:text-style-name="P5" draw:layer="layout" svg:width="1.586cm" svg:height="3.201cm" svg:x="31.601cm" svg:y="6.563cm">
          <text:p/>
          <draw:enhanced-geometry draw:mirror-horizontal="false" draw:mirror-vertical="false" draw:text-areas="0 0 ?f2 ?f3" svg:viewBox="0 0 0 0" draw:type="ooxml-bentConnector3" draw:modifiers="14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line draw:name="Conector recto 69" draw:style-name="gr3" draw:text-style-name="P5" draw:layer="layout" svg:x1="27.342cm" svg:y1="6.562cm" svg:x2="0.336cm" svg:y2="6.563cm">
          <text:p/>
        </draw:line>
        <draw:line draw:name="Conector recto 71" draw:style-name="gr3" draw:text-style-name="P5" draw:layer="layout" svg:x1="0.298cm" svg:y1="6.611cm" svg:x2="0.317cm" svg:y2="12.19cm">
          <text:p/>
        </draw:line>
        <draw:custom-shape draw:name="Conector recto de flecha 73" draw:style-name="gr2" draw:text-style-name="P5" draw:layer="layout" svg:width="1.343cm" svg:height="0.001cm" svg:x="0.336cm" svg:y="12.19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adroTexto 74" draw:style-name="gr4" draw:text-style-name="P2" draw:layer="layout" svg:width="0.125cm" svg:height="1.012cm" svg:x="9.338cm" svg:y="8.976cm">
          <text:p text:style-name="P6"><text:span text:style-name="T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77" draw:style-name="gr4" draw:text-style-name="P2" draw:layer="layout" svg:width="0.147cm" svg:height="1.012cm" svg:x="31.526cm" svg:y="5.672cm">
          <text:p text:style-name="P6"><text:span text:style-name="T2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78" draw:style-name="gr4" draw:text-style-name="P2" draw:layer="layout" svg:width="0.125cm" svg:height="1.012cm" svg:x="26.743cm" svg:y="5.697cm">
          <text:p text:style-name="P6"><text:span text:style-name="T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ecisión 1" draw:style-name="gr1" draw:text-style-name="P4" draw:layer="layout" svg:width="4.499cm" svg:height="2.032cm" svg:x="18.498cm" svg:y="8.878cm">
          <text:p text:style-name="P3"><text:span text:style-name="T2">First Loop</text:span></text:p>
          <draw:enhanced-geometry draw:mirror-horizontal="true" draw:mirror-vertical="false" drawooo:sub-view-size="2 2" draw:text-areas="?f6 ?f7 ?f0 ?f1" svg:viewBox="0 0 0 0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Decisión 2" draw:style-name="gr1" draw:text-style-name="P4" draw:layer="layout" svg:width="4.999cm" svg:height="2.032cm" svg:x="24.498cm" svg:y="9cm">
          <text:p text:style-name="P3"><text:span text:style-name="T2">Second Loop</text:span></text:p>
          <draw:enhanced-geometry draw:mirror-horizontal="true" draw:mirror-vertical="false" drawooo:sub-view-size="2 2" draw:text-areas="?f6 ?f7 ?f0 ?f1" svg:viewBox="0 0 0 0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Conector recto de flecha 1" draw:style-name="gr2" draw:text-style-name="P5" draw:layer="layout" svg:width="0.512cm" svg:height="0.001cm" svg:x="29.5cm" svg:y="10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rst Loop" draw:style-name="dp1" draw:master-page-name="Title_20_Only" presentation:presentation-page-layout-name="AL1T19">
        <draw:frame draw:name="PlaceHolder 1" presentation:style-name="pr1" draw:text-style-name="P2" draw:layer="layout" svg:width="29.208cm" svg:height="3.68cm" svg:x="2.328cm" svg:y="1.014cm" presentation:class="title" presentation:user-transformed="true">
          <draw:text-box>
            <text:p text:style-name="P6"><text:span text:style-name="T7">First Loop</text:span></text:p>
          </draw:text-box>
        </draw:frame>
        <draw:custom-shape draw:name="Conector recto de flecha 3" draw:style-name="gr2" draw:text-style-name="P5" draw:layer="layout" svg:width="5.078cm" svg:height="0.001cm" svg:x="0cm" svg:y="6.497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Rectángulo 1" draw:style-name="gr1" draw:text-style-name="P4" draw:layer="layout" svg:width="3.136cm" svg:height="0.954cm" svg:x="5.298cm" svg:y="5.86cm">
          <text:p text:style-name="P3"><text:span text:style-name="T2">WH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ecisión 4" draw:style-name="gr1" draw:text-style-name="P4" draw:layer="layout" svg:width="5.928cm" svg:height="4.703cm" svg:x="10.905cm" svg:y="3.5cm">
          <text:p text:style-name="P3"><text:span text:style-name="T2">k &lt; A_len </text:span></text:p>
          <text:p text:style-name="P3"><text:span text:style-name="T3"/></text:p>
          <draw:enhanced-geometry draw:mirror-horizontal="false" draw:mirror-vertical="false" drawooo:sub-view-size="2 2" draw:text-areas="?f6 ?f7 ?f0 ?f1" svg:viewBox="0 0 0 0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CuadroTexto 1" draw:style-name="gr4" draw:text-style-name="P2" draw:layer="layout" svg:width="0.663cm" svg:height="1.011cm" svg:x="17.652cm" svg:y="4.963cm">
          <text:p text:style-name="P6"><text:span text:style-name="T2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" draw:style-name="gr4" draw:text-style-name="P2" draw:layer="layout" svg:width="0.618cm" svg:height="1.011cm" svg:x="12.217cm" svg:y="7.719cm">
          <text:p text:style-name="P6"><text:span text:style-name="T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" draw:style-name="gr2" draw:text-style-name="P5" draw:layer="layout" svg:width="2.469cm" svg:height="0.001cm" svg:x="8.435cm" svg:y="6.349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onector recto de flecha 6" draw:style-name="gr2" draw:text-style-name="P5" draw:layer="layout" svg:width="16.665cm" svg:height="0.001cm" svg:x="16.834cm" svg:y="6.349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onector recto de flecha 7" draw:style-name="gr2" draw:text-style-name="P5" draw:layer="layout" svg:width="0.001cm" svg:height="1.386cm" svg:x="13.869cm" svg:y="8.206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Decisión 5" draw:style-name="gr1" draw:text-style-name="P4" draw:layer="layout" svg:width="6.422cm" svg:height="2.776cm" svg:x="10.411cm" svg:y="9.593cm">
          <text:p text:style-name="P3"><text:span text:style-name="T2">A[k] &lt; N </text:span></text:p>
          <text:p text:style-name="P3"><text:span text:style-name="T3"/></text:p>
          <draw:enhanced-geometry draw:mirror-horizontal="false" draw:mirror-vertical="false" drawooo:sub-view-size="2 2" draw:text-areas="?f6 ?f7 ?f0 ?f1" svg:viewBox="0 0 0 0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CuadroTexto 3" draw:style-name="gr4" draw:text-style-name="P2" draw:layer="layout" svg:width="0.663cm" svg:height="1.011cm" svg:x="16.664cm" svg:y="9.593cm">
          <text:p text:style-name="P6"><text:span text:style-name="T2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" draw:style-name="gr4" draw:text-style-name="P2" draw:layer="layout" svg:width="0.618cm" svg:height="1.011cm" svg:x="12.387cm" svg:y="12.358cm">
          <text:p text:style-name="P6"><text:span text:style-name="T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9" draw:style-name="gr2" draw:text-style-name="P5" draw:layer="layout" svg:width="0.001cm" svg:height="6.52cm" svg:x="16.834cm" svg:y="10.979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onector recto de flecha 10" draw:style-name="gr2" draw:text-style-name="P5" draw:layer="layout" svg:width="0.001cm" svg:height="1.386cm" svg:x="13.868cm" svg:y="12.37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Elipse 3" draw:style-name="gr1" draw:text-style-name="P4" draw:layer="layout" svg:width="3.91cm" svg:height="3.24cm" svg:x="11.893cm" svg:y="13.759cm">
          <text:p text:style-name="P3"><text:span text:style-name="T3"/></text:p>
          <text:p text:style-name="P3"><text:span text:style-name="T5">L[i]&lt;- A[k]</text:span></text:p>
          <text:p text:style-name="P3"><text:span text:style-name="T5">i &lt;- i + 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11" draw:style-name="gr2" draw:text-style-name="P5" draw:layer="layout" svg:width="0.001cm" svg:height="0.837cm" svg:x="14cm" svg:y="16.663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onector recto de flecha 13" draw:style-name="gr2" draw:text-style-name="P5" draw:layer="layout" svg:width="0.001cm" svg:height="11.274cm" draw:transform="rotate (-1.57725404502728) translate (16.835cm 17.536cm)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Elipse 4" draw:style-name="gr1" draw:text-style-name="P4" draw:layer="layout" svg:width="4.195cm" svg:height="3.239cm" svg:x="1.304cm" svg:y="15.81cm">
          <text:p text:style-name="P3"><text:span text:style-name="T5">k &lt;- k + 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14" draw:style-name="gr2" draw:text-style-name="P5" draw:layer="layout" svg:width="0.001cm" svg:height="9.307cm" svg:x="3.499cm" svg:y="6.5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rst Loop (2)" draw:style-name="dp1" draw:master-page-name="Title_20_Only" presentation:presentation-page-layout-name="AL1T19">
        <draw:frame draw:name="PlaceHolder 1" presentation:style-name="pr1" draw:text-style-name="P2" draw:layer="layout" svg:width="29.208cm" svg:height="3.68cm" svg:x="2.328cm" svg:y="1.014cm" presentation:class="title" presentation:user-transformed="true">
          <draw:text-box>
            <text:p text:style-name="P6"><text:span text:style-name="T7">First Loop</text:span></text:p>
          </draw:text-box>
        </draw:frame>
        <draw:custom-shape draw:name="Conector recto de flecha 19" draw:style-name="gr2" draw:text-style-name="P5" draw:layer="layout" svg:width="2.078cm" svg:height="0.001cm" svg:x="3cm" svg:y="6.497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Rectángulo 3" draw:style-name="gr1" draw:text-style-name="P4" draw:layer="layout" svg:width="3.136cm" svg:height="0.954cm" svg:x="5.298cm" svg:y="5.86cm">
          <text:p text:style-name="P3"><text:span text:style-name="T2">WH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ecisión 3" draw:style-name="gr1" draw:text-style-name="P4" draw:layer="layout" svg:width="5.928cm" svg:height="4.703cm" svg:x="11cm" svg:y="3.796cm">
          <text:p text:style-name="P3"><text:span text:style-name="T2">k &lt; A_len </text:span></text:p>
          <text:p text:style-name="P3"><text:span text:style-name="T3"/></text:p>
          <draw:enhanced-geometry draw:mirror-horizontal="false" draw:mirror-vertical="false" drawooo:sub-view-size="2 2" draw:text-areas="?f6 ?f7 ?f0 ?f1" svg:viewBox="0 0 0 0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CuadroTexto 9" draw:style-name="gr4" draw:text-style-name="P2" draw:layer="layout" svg:width="0.663cm" svg:height="1.011cm" svg:x="17.652cm" svg:y="4.963cm">
          <text:p text:style-name="P6"><text:span text:style-name="T2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0" draw:style-name="gr4" draw:text-style-name="P2" draw:layer="layout" svg:width="0.618cm" svg:height="1.011cm" svg:x="12.217cm" svg:y="7.719cm">
          <text:p text:style-name="P6"><text:span text:style-name="T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20" draw:style-name="gr2" draw:text-style-name="P5" draw:layer="layout" svg:width="2.469cm" svg:height="0.001cm" svg:x="8.435cm" svg:y="6.349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onector recto de flecha 22" draw:style-name="gr2" draw:text-style-name="P5" draw:layer="layout" svg:width="16.665cm" svg:height="0.001cm" svg:x="17.201cm" svg:y="6.349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onector recto de flecha 23" draw:style-name="gr2" draw:text-style-name="P5" draw:layer="layout" svg:width="0.001cm" svg:height="1.092cm" svg:x="13.869cm" svg:y="8.5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Decisión 7" draw:style-name="gr1" draw:text-style-name="P4" draw:layer="layout" svg:width="6.422cm" svg:height="2.776cm" svg:x="10.411cm" svg:y="9.593cm">
          <text:p text:style-name="P3"><text:span text:style-name="T2">A[k] &gt; N </text:span></text:p>
          <text:p text:style-name="P3"><text:span text:style-name="T3"/></text:p>
          <draw:enhanced-geometry draw:mirror-horizontal="false" draw:mirror-vertical="false" drawooo:sub-view-size="2 2" draw:text-areas="?f6 ?f7 ?f0 ?f1" svg:viewBox="0 0 0 0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CuadroTexto 11" draw:style-name="gr4" draw:text-style-name="P2" draw:layer="layout" svg:width="0.663cm" svg:height="1.011cm" svg:x="16.664cm" svg:y="9.593cm">
          <text:p text:style-name="P6"><text:span text:style-name="T2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2" draw:style-name="gr4" draw:text-style-name="P2" draw:layer="layout" svg:width="0.618cm" svg:height="1.011cm" svg:x="12.387cm" svg:y="12.358cm">
          <text:p text:style-name="P6"><text:span text:style-name="T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25" draw:style-name="gr2" draw:text-style-name="P5" draw:layer="layout" svg:width="0.001cm" svg:height="6.52cm" svg:x="16.834cm" svg:y="10.979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onector recto de flecha 26" draw:style-name="gr2" draw:text-style-name="P5" draw:layer="layout" svg:width="0.001cm" svg:height="1.386cm" svg:x="13.868cm" svg:y="12.37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Elipse 5" draw:style-name="gr1" draw:text-style-name="P4" draw:layer="layout" svg:width="3.91cm" svg:height="3.24cm" svg:x="11.893cm" svg:y="13.759cm">
          <text:p text:style-name="P3"><text:span text:style-name="T3"/></text:p>
          <text:p text:style-name="P3"><text:span text:style-name="T5">R[j]&lt;-A[k]</text:span></text:p>
          <text:p text:style-name="P3"><text:span text:style-name="T5">j &lt;- j + 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28" draw:style-name="gr2" draw:text-style-name="P5" draw:layer="layout" svg:width="0.001cm" svg:height="0.837cm" svg:x="14cm" svg:y="16.663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onector recto de flecha 29" draw:style-name="gr2" draw:text-style-name="P5" draw:layer="layout" svg:width="0.001cm" svg:height="11.274cm" draw:transform="rotate (-1.57725404502728) translate (16.835cm 17.536cm)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Elipse 6" draw:style-name="gr1" draw:text-style-name="P4" draw:layer="layout" svg:width="4.195cm" svg:height="3.239cm" svg:x="1.304cm" svg:y="15.81cm">
          <text:p text:style-name="P3"><text:span text:style-name="T5">k &lt;- k + 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30" draw:style-name="gr2" draw:text-style-name="P5" draw:layer="layout" svg:width="0.001cm" svg:height="9.307cm" svg:x="3.499cm" svg:y="6.5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onector recto de flecha 2" draw:style-name="gr2" draw:text-style-name="P5" draw:layer="layout" svg:width="0.578cm" svg:height="0.001cm" svg:x="-0.079cm" svg:y="6.497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Elipse 1" draw:style-name="gr1" draw:text-style-name="P4" draw:layer="layout" svg:width="2.5cm" svg:height="2.498cm" draw:transform="rotate (0.0345575191894877) translate (0.5cm 5.104cm)">
          <text:p text:style-name="P3"><text:span text:style-name="T5">k &lt;- 0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Onl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Only" style:display-name="Title Only" style:page-layout-name="PM1" draw:style-name="Mdp1">
      <draw:frame draw:name="PlaceHolder 1" presentation:style-name="Title_20_Only-title" draw:layer="backgroundobjects" svg:width="29.208cm" svg:height="3.68cm" svg:x="2.328cm" svg:y="1.014cm" presentation:class="title" presentation:placeholder="true" presentation:user-transformed="true">
        <draw:text-box/>
      </draw:frame>
      <draw:frame presentation:style-name="Title_20_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9.798cm" svg:height="11.136cm" svg:x="0.6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7T03:20:37</meta:creation-date>
    <meta:initial-creator>Javier Gonzalez</meta:initial-creator>
    <dc:language>en-GB</dc:language>
    <dc:date>2024-03-18T22:46:42</dc:date>
    <meta:editing-cycles>6</meta:editing-cycles>
    <dc:title>| Birthday CI (ASM)</dc:title>
    <meta:editing-duration>PT35M</meta:editing-duration>
    <meta:generator>LibreOffice/7.2.7.2$Linux_X86_64 LibreOffice_project/20$Build-2</meta:generator>
    <meta:document-statistic meta:object-count="91"/>
    <meta:user-defined meta:name="AppVersion">15.0000</meta:user-defined>
    <meta:user-defined meta:name="PresentationFormat">Panorámica</meta:user-defined>
    <meta:user-defined meta:name="Slides" meta:value-type="float">1</meta:user-defined>
    <meta:template xlink:type="simple" xlink:actuate="onRequest" xlink:title="Office Theme" xlink:href=""/>
  </office:meta>
</office:document-meta>
</file>